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7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4.787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top_id</text:p>
          </table:table-cell>
          <table:table-cell office:value-type="string">
            <text:p>stop_code</text:p>
          </table:table-cell>
          <table:table-cell office:value-type="string">
            <text:p>stop_name</text:p>
          </table:table-cell>
          <table:table-cell office:value-type="string">
            <text:p>stop_desc</text:p>
          </table:table-cell>
          <table:table-cell office:value-type="string">
            <text:p>stop_lat</text:p>
          </table:table-cell>
          <table:table-cell office:value-type="string">
            <text:p>stop_lon</text:p>
          </table:table-cell>
          <table:table-cell office:value-type="string">
            <text:p>zone_id</text:p>
          </table:table-cell>
          <table:table-cell office:value-type="string">
            <text:p>stop_url</text:p>
          </table:table-cell>
          <table:table-cell office:value-type="string">
            <text:p>location_type</text:p>
          </table:table-cell>
          <table:table-cell office:value-type="string">
            <text:p>parent_station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rapibus_tache</text:p>
          </table:table-cell>
          <table:table-cell/>
          <table:table-cell office:value-type="string">
            <text:p>Station Taché-UQO</text:p>
          </table:table-cell>
          <table:table-cell/>
          <table:table-cell office:value-type="float" office:value="45.423808">
            <text:p>45.423808</text:p>
          </table:table-cell>
          <table:table-cell office:value-type="float" office:value="-75.73202">
            <text:p>-75.73202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montcalm</text:p>
          </table:table-cell>
          <table:table-cell/>
          <table:table-cell office:value-type="string">
            <text:p>Station Montcalm</text:p>
          </table:table-cell>
          <table:table-cell/>
          <table:table-cell office:value-type="float" office:value="45.4305">
            <text:p>45.4305</text:p>
          </table:table-cell>
          <table:table-cell office:value-type="float" office:value="-75.7293">
            <text:p>-75.729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galeries</text:p>
          </table:table-cell>
          <table:table-cell/>
          <table:table-cell office:value-type="string">
            <text:p>Station Les Galeries de Hull</text:p>
          </table:table-cell>
          <table:table-cell/>
          <table:table-cell office:value-type="float" office:value="45.441884">
            <text:p>45.441884</text:p>
          </table:table-cell>
          <table:table-cell office:value-type="float" office:value="-75.728081">
            <text:p>-75.72808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casino</text:p>
          </table:table-cell>
          <table:table-cell/>
          <table:table-cell office:value-type="string">
            <text:p>Station Casino</text:p>
          </table:table-cell>
          <table:table-cell/>
          <table:table-cell office:value-type="float" office:value="45.445875">
            <text:p>45.445875</text:p>
          </table:table-cell>
          <table:table-cell office:value-type="float" office:value="-75.727765">
            <text:p>-75.72776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leamy</text:p>
          </table:table-cell>
          <table:table-cell/>
          <table:table-cell office:value-type="string">
            <text:p>Station Lac-Leamy</text:p>
          </table:table-cell>
          <table:table-cell/>
          <table:table-cell office:value-type="float" office:value="45.451927">
            <text:p>45.451927</text:p>
          </table:table-cell>
          <table:table-cell office:value-type="float" office:value="-75.729296">
            <text:p>-75.72929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gappe</text:p>
          </table:table-cell>
          <table:table-cell/>
          <table:table-cell office:value-type="string">
            <text:p>Station De La Gappe</text:p>
          </table:table-cell>
          <table:table-cell/>
          <table:table-cell office:value-type="float" office:value="45.469133">
            <text:p>45.469133</text:p>
          </table:table-cell>
          <table:table-cell office:value-type="float" office:value="-75.716229">
            <text:p>-75.716229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promenades</text:p>
          </table:table-cell>
          <table:table-cell/>
          <table:table-cell office:value-type="string">
            <text:p>Station Les Promenades</text:p>
          </table:table-cell>
          <table:table-cell/>
          <table:table-cell office:value-type="float" office:value="45.477937">
            <text:p>45.477937</text:p>
          </table:table-cell>
          <table:table-cell office:value-type="float" office:value="-75.69704">
            <text:p>-75.6970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cite</text:p>
          </table:table-cell>
          <table:table-cell/>
          <table:table-cell office:value-type="string">
            <text:p>Station De La Cité</text:p>
          </table:table-cell>
          <table:table-cell/>
          <table:table-cell office:value-type="float" office:value="45.481304">
            <text:p>45.481304</text:p>
          </table:table-cell>
          <table:table-cell office:value-type="float" office:value="-75.683179">
            <text:p>-75.683179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gouin</text:p>
          </table:table-cell>
          <table:table-cell/>
          <table:table-cell office:value-type="string">
            <text:p>Station Gouin</text:p>
          </table:table-cell>
          <table:table-cell/>
          <table:table-cell office:value-type="float" office:value="45.486221">
            <text:p>45.486221</text:p>
          </table:table-cell>
          <table:table-cell office:value-type="float" office:value="-75.661574">
            <text:p>-75.661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labrosse</text:p>
          </table:table-cell>
          <table:table-cell/>
          <table:table-cell office:value-type="string">
            <text:p>Station Labrosse</text:p>
          </table:table-cell>
          <table:table-cell/>
          <table:table-cell office:value-type="float" office:value="45.490605">
            <text:p>45.490605</text:p>
          </table:table-cell>
          <table:table-cell office:value-type="float" office:value="-75.64302">
            <text:p>-75.64302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freeman</text:p>
          </table:table-cell>
          <table:table-cell/>
          <table:table-cell office:value-type="string">
            <text:p>Station Freeman</text:p>
          </table:table-cell>
          <table:table-cell/>
          <table:table-cell office:value-type="float" office:value="45.473451">
            <text:p>45.473451</text:p>
          </table:table-cell>
          <table:table-cell office:value-type="float" office:value="-75.741165">
            <text:p>-75.74116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pibus_rivermead</text:p>
          </table:table-cell>
          <table:table-cell/>
          <table:table-cell office:value-type="string">
            <text:p>Terminus Rivermead</text:p>
          </table:table-cell>
          <table:table-cell/>
          <table:table-cell office:value-type="float" office:value="45.404414">
            <text:p>45.404414</text:p>
          </table:table-cell>
          <table:table-cell office:value-type="float" office:value="-75.793756">
            <text:p>-75.79375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6T22:10:02.65</dc:date>
    <meta:generator>LibreOffice/3.6$Windows_x86 LibreOffice_project/e29a214-2bbed72-0621de6-a97528c-8f066d</meta:generator>
    <meta:document-statistic meta:table-count="1" meta:cell-count="70" meta:object-count="0"/>
  </office:meta>
</office:document-meta>
</file>